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3" text:outline-level="3">Introdução</text:h>
      <text:p text:style-name="Text_20_body">Neste trabalho nós implementamos e realizamos uma séries de testes com os principais algoritmos de ordenação existentes: Bubble Sort, Insertion Sort, Merge Sort, Quick Sort e Heap Sort. Estes foram implementados para ordenar um vetor de números inteiros, tendo como entrada para testes 10 vetores para o melhor caso e 10 vetores pra pior caso de cada algoritmo, além de mais cinquenta vetores aleatórios que serão usados para todos eles.</text:p>
      <text:p text:style-name="Text_20_body"/>
      <text:h text:style-name="Heading_20_3" text:outline-level="3">Algoritmos</text:h>
      <text:p text:style-name="Text_20_body">Os algoritmos originais foram implementados em C++ <text:s/>e o tempo foi medido em segundos com base no clock do processador com a classe <text:span text:style-name="T1">clock_t</text:span><text:span text:style-name="T2">.</text:span></text:p>
      <text:p text:style-name="Text_20_body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ouglas </meta:initial-creator>
    <meta:creation-date>2013-10-02T10:35:52</meta:creation-date>
    <dc:date>2013-10-02T11:47:19</dc:date>
    <dc:creator>douglas </dc:creator>
    <meta:editing-duration>PT25M56S</meta:editing-duration>
    <meta:editing-cycles>1</meta:editing-cycles>
    <meta:document-statistic meta:table-count="0" meta:image-count="0" meta:object-count="0" meta:page-count="1" meta:paragraph-count="4" meta:word-count="96" meta:character-count="596" meta:non-whitespace-character-count="503"/>
    <meta:generator>LibreOffice/3.5$Linux_x86 LibreOffice_project/350m1$Build-2</meta:generator>
  </office:meta>
</office:document-meta>
</file>